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6" style:family="graphic" style:parent-style-name="objectwithoutfill">
      <style:graphic-properties draw:stroke="dash" draw:stroke-dash="Fine_20_Dotted" draw:marker-start="Square_20_unfille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89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marker-start="Arrow" draw:marker-end="" draw:fill="none" draw:textarea-vertical-align="middle"/>
    </style:style>
    <style:style style:name="gr10" style:family="graphic" style:parent-style-name="objectwithoutfill">
      <style:graphic-properties draw:marker-start="" draw:marker-end="" draw:fill="none" draw:textarea-vertical-align="middle"/>
    </style:style>
    <style:style style:name="gr11" style:family="graphic" style:parent-style-name="objectwithoutfill">
      <style:graphic-properties draw:marker-start="" draw:marker-end="Arrow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637cm"/>
    </style:style>
    <style:style style:name="gr15" style:family="graphic" style:parent-style-name="objectwithoutfill">
      <style:graphic-properties draw:stroke="dash" draw:stroke-dash="Fine_20_Dotted" draw:marker-start="Square_20_unfill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center"/>
      <style:text-properties style:text-position="super 58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683cm" svg:y1="4.932cm" svg:x2="18.907cm" svg:y2="4.932cm">
          <text:p/>
        </draw:line>
        <draw:line draw:style-name="gr1" draw:text-style-name="P1" draw:layer="layout" svg:x1="4.683cm" svg:y1="22.023cm" svg:x2="18.907cm" svg:y2="22.023cm">
          <text:p/>
        </draw:line>
        <draw:line draw:style-name="gr1" draw:text-style-name="P1" draw:layer="layout" svg:x1="4.683cm" svg:y1="19.174cm" svg:x2="18.907cm" svg:y2="19.174cm">
          <text:p/>
        </draw:line>
        <draw:line draw:style-name="gr1" draw:text-style-name="P1" draw:layer="layout" svg:x1="4.683cm" svg:y1="16.326cm" svg:x2="18.907cm" svg:y2="16.326cm">
          <text:p/>
        </draw:line>
        <draw:line draw:style-name="gr1" draw:text-style-name="P1" draw:layer="layout" svg:x1="4.683cm" svg:y1="13.477cm" svg:x2="18.907cm" svg:y2="13.477cm">
          <text:p/>
        </draw:line>
        <draw:line draw:style-name="gr1" draw:text-style-name="P1" draw:layer="layout" svg:x1="4.683cm" svg:y1="10.629cm" svg:x2="18.907cm" svg:y2="10.629cm">
          <text:p/>
        </draw:line>
        <draw:line draw:style-name="gr1" draw:text-style-name="P1" draw:layer="layout" svg:x1="4.683cm" svg:y1="7.78cm" svg:x2="18.907cm" svg:y2="7.78cm">
          <text:p/>
        </draw:line>
        <draw:frame draw:style-name="gr2" draw:text-style-name="P2" draw:layer="layout" svg:width="0.925cm" svg:height="0.962cm" svg:x="1.889cm" svg:y="5.856cm">
          <draw:text-box>
            <text:p text:style-name="P2"><text:span text:style-name="T1">X</text:span></text:p>
          </draw:text-box>
        </draw:frame>
        <draw:frame draw:style-name="gr3" draw:text-style-name="P3" draw:layer="layout" svg:width="0.925cm" svg:height="2.384cm" svg:x="3.159cm" svg:y="4.351cm">
          <draw:text-box>
            <text:p>1</text:p>
          </draw:text-box>
        </draw:frame>
        <draw:frame draw:style-name="gr3" draw:layer="layout" svg:width="0.925cm" svg:height="2.384cm" svg:x="3.159cm" svg:y="7.218cm">
          <draw:text-box>
            <text:p>2</text:p>
          </draw:text-box>
        </draw:frame>
        <draw:frame draw:style-name="gr4" draw:text-style-name="P2" draw:layer="layout" svg:width="0.925cm" svg:height="0.962cm" svg:x="1.608cm" svg:y="12.487cm">
          <draw:text-box>
            <text:p text:style-name="P2"><text:span text:style-name="T1">S</text:span></text:p>
          </draw:text-box>
        </draw:frame>
        <draw:frame draw:style-name="gr4" draw:layer="layout" svg:width="0.925cm" svg:height="0.962cm" svg:x="3.159cm" svg:y="10.084cm">
          <draw:text-box>
            <text:p><text:span text:style-name="T2">φ</text:span></text:p>
          </draw:text-box>
        </draw:frame>
        <draw:frame draw:style-name="gr4" draw:layer="layout" svg:width="0.925cm" svg:height="0.962cm" svg:x="3.159cm" svg:y="12.951cm">
          <draw:text-box>
            <text:p><text:span text:style-name="T2">ψ</text:span></text:p>
          </draw:text-box>
        </draw:frame>
        <draw:frame draw:style-name="gr4" draw:layer="layout" svg:width="0.925cm" svg:height="0.962cm" svg:x="3.159cm" svg:y="15.817cm">
          <draw:text-box>
            <text:p><text:span text:style-name="T2">σ</text:span></text:p>
          </draw:text-box>
        </draw:frame>
        <draw:frame draw:style-name="gr4" draw:text-style-name="P2" draw:layer="layout" svg:width="0.925cm" svg:height="0.962cm" svg:x="3.159cm" svg:y="18.684cm">
          <draw:text-box>
            <text:p text:style-name="P2"><text:span text:style-name="T1">e</text:span></text:p>
          </draw:text-box>
        </draw:frame>
        <draw:frame draw:style-name="gr4" draw:text-style-name="P2" draw:layer="layout" svg:width="0.925cm" svg:height="0.962cm" svg:x="3.159cm" svg:y="21.55cm">
          <draw:text-box>
            <text:p text:style-name="P2"><text:span text:style-name="T1">Y</text:span></text:p>
          </draw:text-box>
        </draw:frame>
        <draw:custom-shape draw:style-name="gr5" draw:text-style-name="P1" draw:layer="layout" svg:width="0.254cm" svg:height="4.445cm" svg:x="2.905cm" svg:y="4.04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0.254cm" svg:height="8.09cm" svg:x="2.778cm" svg:y="8.9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6" draw:text-style-name="P1" draw:layer="layout" svg:x1="5.772cm" svg:y1="23.479cm" svg:x2="5.445cm" svg:y2="3.54cm">
          <text:p/>
        </draw:line>
        <draw:line draw:style-name="gr6" draw:text-style-name="P1" draw:layer="layout" svg:x1="15.083cm" svg:y1="23.481cm" svg:x2="14.716cm" svg:y2="3.413cm">
          <text:p/>
        </draw:line>
        <draw:line draw:style-name="gr6" draw:text-style-name="P1" draw:layer="layout" svg:x1="13.221cm" svg:y1="23.481cm" svg:x2="12.938cm" svg:y2="3.413cm">
          <text:p/>
        </draw:line>
        <draw:line draw:style-name="gr6" draw:text-style-name="P1" draw:layer="layout" svg:x1="10.652cm" svg:y1="24.495cm" svg:x2="10.271cm" svg:y2="2.524cm">
          <text:p/>
        </draw:line>
        <draw:line draw:style-name="gr6" draw:text-style-name="P1" draw:layer="layout" svg:x1="9.496cm" svg:y1="23.481cm" svg:x2="9.128cm" svg:y2="3.413cm">
          <text:p/>
        </draw:line>
        <draw:line draw:style-name="gr6" draw:text-style-name="P1" draw:layer="layout" svg:x1="16.945cm" svg:y1="23.481cm" svg:x2="16.621cm" svg:y2="3.413cm">
          <text:p/>
        </draw:line>
        <draw:frame draw:style-name="gr7" draw:layer="layout" svg:width="0.881cm" svg:height="1.139cm" svg:x="5.418cm" svg:y="23.487cm">
          <draw:text-box>
            <text:p>0</text:p>
          </draw:text-box>
        </draw:frame>
        <draw:frame draw:style-name="gr7" draw:layer="layout" svg:width="1.316cm" svg:height="1.139cm" svg:x="14.484cm" svg:y="23.488cm">
          <draw:text-box>
            <text:p>25</text:p>
          </draw:text-box>
        </draw:frame>
        <draw:frame draw:style-name="gr7" draw:layer="layout" svg:width="1.245cm" svg:height="1.139cm" svg:x="12.695cm" svg:y="23.488cm">
          <draw:text-box>
            <text:p>20</text:p>
          </draw:text-box>
        </draw:frame>
        <draw:frame draw:style-name="gr7" draw:layer="layout" svg:width="1.579cm" svg:height="1.139cm" svg:x="8.938cm" svg:y="23.488cm">
          <draw:text-box>
            <text:p>10</text:p>
          </draw:text-box>
        </draw:frame>
        <draw:frame draw:style-name="gr7" draw:layer="layout" svg:width="1.397cm" svg:height="1.139cm" svg:x="16.41cm" svg:y="23.488cm">
          <draw:text-box>
            <text:p>30</text:p>
          </draw:text-box>
        </draw:frame>
        <draw:custom-shape draw:style-name="gr8" draw:text-style-name="P1" draw:layer="layout" svg:width="1.27cm" svg:height="1.27cm" svg:x="9.658cm" svg:y="3.54cm">
          <text:p text:style-name="P1">5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1.27cm" svg:height="1.27cm" svg:x="14.208cm" svg:y="6.334cm">
          <text:p text:style-name="P1">10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5.588cm" svg:height="0.508cm" svg:x="4.81cm" svg:y="9.979cm">
          <text:p text:style-name="P1">passiv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048cm" svg:height="1.524cm" svg:x="8.85cm" svg:y="8.301cm">
          <text:p text:style-name="P1">immediate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8.382cm" svg:height="0.508cm" svg:x="10.525cm" svg:y="9.979cm">
          <text:p text:style-name="P1">passive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5.572cm" svg:y1="12.084cm" svg:x2="10.398cm" svg:y2="12.049cm">
          <text:p text:style-name="P4">10</text:p>
        </draw:line>
        <draw:line draw:style-name="gr10" draw:text-style-name="P4" draw:layer="layout" svg:x1="10.398cm" svg:y1="12.811cm" svg:x2="14.97cm" svg:y2="12.811cm">
          <text:p text:style-name="P4">5</text:p>
        </draw:line>
        <draw:line draw:style-name="gr11" draw:text-style-name="P4" draw:layer="layout" svg:x1="14.843cm" svg:y1="12.084cm" svg:x2="17.891cm" svg:y2="12.084cm">
          <text:p text:style-name="P4">10</text:p>
        </draw:line>
        <draw:custom-shape draw:style-name="gr12" draw:text-style-name="P1" draw:layer="layout" svg:width="0.381cm" svg:height="0.381cm" svg:x="5.472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853cm" svg:height="0.962cm" svg:x="4.824cm" svg:y="15.53cm">
          <draw:text-box>
            <text:p>0</text:p>
          </draw:text-box>
        </draw:frame>
        <draw:line draw:style-name="gr13" draw:text-style-name="P1" draw:layer="layout" svg:x1="5.699cm" svg:y1="19.161cm" svg:x2="9.382cm" svg:y2="17.129cm">
          <text:p/>
        </draw:line>
        <draw:line draw:style-name="gr13" draw:text-style-name="P1" draw:layer="layout" svg:x1="9.447cm" svg:y1="19.161cm" svg:x2="10.525cm" svg:y2="18.526cm">
          <text:p/>
        </draw:line>
        <draw:frame draw:style-name="gr14" draw:layer="layout" svg:width="1.294cm" svg:height="0.962cm" svg:x="10.039cm" svg:y="24.489cm">
          <draw:text-box>
            <text:p>13</text:p>
          </draw:text-box>
        </draw:frame>
        <draw:line draw:style-name="gr9" draw:text-style-name="P4" draw:layer="layout" svg:x1="5.673cm" svg:y1="14.823cm" svg:x2="10.398cm" svg:y2="14.843cm">
          <text:p text:style-name="P4">10</text:p>
        </draw:line>
        <draw:line draw:style-name="gr10" draw:text-style-name="P4" draw:layer="layout" svg:x1="11.287cm" svg:y1="15.605cm" svg:x2="14.97cm" svg:y2="15.605cm">
          <text:p text:style-name="P4">5</text:p>
        </draw:line>
        <draw:line draw:style-name="gr11" draw:text-style-name="P4" draw:layer="layout" svg:x1="14.944cm" svg:y1="14.823cm" svg:x2="17.992cm" svg:y2="14.823cm">
          <text:p text:style-name="P4">10</text:p>
        </draw:line>
        <draw:custom-shape draw:style-name="gr12" draw:text-style-name="P1" draw:layer="layout" svg:width="0.508cm" svg:height="1.397cm" svg:x="5.526cm" svg:y="20.5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0.508cm" svg:height="1.397cm" svg:x="9.228cm" svg:y="20.5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0.508cm" svg:height="1.397cm" svg:x="11.028cm" svg:y="20.5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1" draw:layer="layout" svg:x1="11.359cm" svg:y1="23.483cm" svg:x2="11.033cm" svg:y2="3.54cm">
          <text:p/>
        </draw:line>
        <draw:frame draw:style-name="gr14" draw:layer="layout" svg:width="1.294cm" svg:height="0.962cm" svg:x="10.839cm" svg:y="23.489cm">
          <draw:text-box>
            <text:p>15</text:p>
          </draw:text-box>
        </draw:frame>
        <draw:custom-shape draw:style-name="gr12" draw:text-style-name="P1" draw:layer="layout" svg:width="0.508cm" svg:height="1.397cm" svg:x="12.93cm" svg:y="20.5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0.508cm" svg:height="1.397cm" svg:x="14.83cm" svg:y="20.5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1" draw:layer="layout" svg:x1="7.634cm" svg:y1="23.483cm" svg:x2="7.253cm" svg:y2="1.766cm">
          <text:p/>
        </draw:line>
        <draw:line draw:style-name="gr6" draw:text-style-name="P1" draw:layer="layout" svg:x1="18.696cm" svg:y1="23.483cm" svg:x2="18.272cm" svg:y2="3.413cm">
          <text:p/>
        </draw:line>
        <draw:custom-shape draw:style-name="gr12" draw:text-style-name="P1" draw:layer="layout" svg:width="0.508cm" svg:height="1.397cm" svg:x="18.432cm" svg:y="20.56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layer="layout" svg:width="1.397cm" svg:height="1.139cm" svg:x="18.111cm" svg:y="23.489cm">
          <draw:text-box>
            <text:p>35</text:p>
          </draw:text-box>
        </draw:frame>
        <draw:line draw:style-name="gr13" draw:text-style-name="P1" draw:layer="layout" svg:x1="10.548cm" svg:y1="19.163cm" svg:x2="11.287cm" svg:y2="18.78cm">
          <text:p/>
        </draw:line>
        <draw:line draw:style-name="gr13" draw:text-style-name="P1" draw:layer="layout" svg:x1="11.248cm" svg:y1="19.163cm" svg:x2="13.192cm" svg:y2="18.018cm">
          <text:p/>
        </draw:line>
        <draw:line draw:style-name="gr13" draw:text-style-name="P1" draw:layer="layout" svg:x1="13.05cm" svg:y1="19.164cm" svg:x2="14.97cm" svg:y2="18.018cm">
          <text:p/>
        </draw:line>
        <draw:line draw:style-name="gr13" draw:text-style-name="P1" draw:layer="layout" svg:x1="14.95cm" svg:y1="19.164cm" svg:x2="18.526cm" svg:y2="17.129cm">
          <text:p/>
        </draw:line>
        <draw:line draw:style-name="gr15" draw:text-style-name="P4" draw:layer="layout" svg:x1="4.937cm" svg:y1="17.129cm" svg:x2="19.034cm" svg:y2="17.129cm">
          <text:p text:style-name="P4">10</text:p>
        </draw:line>
        <draw:line draw:style-name="gr15" draw:text-style-name="P4" draw:layer="layout" svg:x1="8.366cm" svg:y1="18.018cm" svg:x2="19.035cm" svg:y2="18.025cm">
          <text:p text:style-name="P4">5</text:p>
        </draw:line>
        <draw:line draw:style-name="gr15" draw:text-style-name="P4" draw:layer="layout" svg:x1="7.858cm" svg:y1="18.526cm" svg:x2="13.192cm" svg:y2="18.526cm">
          <text:p text:style-name="P4">3</text:p>
        </draw:line>
        <draw:line draw:style-name="gr15" draw:text-style-name="P4" draw:layer="layout" svg:x1="9.001cm" svg:y1="18.78cm" svg:x2="13.7cm" svg:y2="18.78cm">
          <text:p text:style-name="P4">2</text:p>
        </draw:line>
        <draw:frame draw:style-name="gr7" draw:layer="layout" svg:width="0.881cm" svg:height="1.139cm" svg:x="5.118cm" svg:y="2.587cm">
          <draw:text-box>
            <text:p>0</text:p>
          </draw:text-box>
        </draw:frame>
        <draw:frame draw:style-name="gr7" draw:layer="layout" svg:width="1.316cm" svg:height="1.139cm" svg:x="14.184cm" svg:y="2.588cm">
          <draw:text-box>
            <text:p>25</text:p>
          </draw:text-box>
        </draw:frame>
        <draw:frame draw:style-name="gr7" draw:layer="layout" svg:width="1.245cm" svg:height="1.139cm" svg:x="12.395cm" svg:y="2.588cm">
          <draw:text-box>
            <text:p>20</text:p>
          </draw:text-box>
        </draw:frame>
        <draw:frame draw:style-name="gr7" draw:layer="layout" svg:width="1.579cm" svg:height="1.139cm" svg:x="8.638cm" svg:y="2.588cm">
          <draw:text-box>
            <text:p>10</text:p>
          </draw:text-box>
        </draw:frame>
        <draw:frame draw:style-name="gr7" draw:layer="layout" svg:width="1.397cm" svg:height="1.139cm" svg:x="16.11cm" svg:y="2.588cm">
          <draw:text-box>
            <text:p>30</text:p>
          </draw:text-box>
        </draw:frame>
        <draw:frame draw:style-name="gr14" draw:layer="layout" svg:width="1.294cm" svg:height="0.962cm" svg:x="9.739cm" svg:y="1.689cm">
          <draw:text-box>
            <text:p>13</text:p>
          </draw:text-box>
        </draw:frame>
        <draw:frame draw:style-name="gr14" draw:layer="layout" svg:width="1.294cm" svg:height="0.962cm" svg:x="10.539cm" svg:y="2.589cm">
          <draw:text-box>
            <text:p>15</text:p>
          </draw:text-box>
        </draw:frame>
        <draw:frame draw:style-name="gr7" draw:layer="layout" svg:width="1.397cm" svg:height="1.139cm" svg:x="17.811cm" svg:y="2.589cm">
          <draw:text-box>
            <text:p>35</text:p>
          </draw:text-box>
        </draw:frame>
        <draw:line draw:style-name="gr10" draw:text-style-name="P4" draw:layer="layout" svg:x1="10.525cm" svg:y1="15.986cm" svg:x2="11.287cm" svg:y2="15.986cm">
          <text:p text:style-name="P4">2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quare_20_unfilled" draw:display-name="Square unfilled" svg:viewBox="0 0 300 300" svg:d="M0 0h300v300h-300zM20 20h260v260h-26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2:54:17.434000000</meta:creation-date>
    <dc:date>2014-10-04T14:07:05.775000000</dc:date>
    <meta:editing-duration>PT8M32S</meta:editing-duration>
    <meta:editing-cycles>2</meta:editing-cycles>
    <meta:generator>LibreOffice/4.2.0.4$Windows_x86 LibreOffice_project/05dceb5d363845f2cf968344d7adab8dcfb2ba71</meta:generator>
    <meta:document-statistic meta:object-count="73"/>
  </office:meta>
</office:document-meta>
</file>